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ans-serif, google"/>
    <style:font-face style:name="Roboto" svg:font-family="Roboto"/>
    <style:font-face style:name="Roboto1" svg:font-family="Roboto, sans-serif, googl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officeooo:rsid="00185601"/>
    </style:style>
    <style:style style:name="T2" style:family="text">
      <style:text-properties officeooo:rsid="001a110a"/>
    </style:style>
    <style:style style:name="T3" style:family="text">
      <style:text-properties fo:font-variant="normal" fo:text-transform="none" fo:color="#888888" style:font-name="Roboto1" fo:font-size="12pt" fo:letter-spacing="normal" fo:font-style="normal" fo:font-weight="normal"/>
    </style:style>
    <style:style style:name="T4" style:family="text">
      <style:text-properties fo:font-variant="normal" fo:text-transform="none" fo:color="#888888" style:font-name="Roboto1" fo:font-size="12pt" fo:letter-spacing="normal" fo:font-style="normal" fo:font-weight="normal" officeooo:rsid="001a11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 Ivanina Reitenbach studierte Psychologie an der Universität Tübingen und promovierte in Psychologie an der Universität Potsdam. Seit 2014 lebt und arbeitet sie in Hamburg als <text:span text:style-name="T1">Embodiment C</text:span>oach, Trainer und Moderatorin. Sie unterstützt Einzelpersonen und Gruppen dabei, ihr verkörpertes Wissen zu aktivieren und neue Lösungen für Fragen und Herausforderungen in ihrem persönlichen und beruflichen Kontext zu finden.</text:p>
      <text:p text:style-name="Text_20_body">Sie lehrt im Bereich Wirtschaftspsychologie an der Fachhochschule Hamburg und BiTS. Ihr aktuelles akademisches Projekt war die Einführung des U-Prozesses bei Studenten der Wirtschaftspsychologie.</text:p>
      <text:p text:style-name="Text_20_body">Sie ist Mitbegründerin des Embodiment Institute Hamburg in Zusammenarbeit mit ihrer Partnerin Nadja Roder-Winkel. Ihr Verkörperungsansatz bezieht seine Inspiration aus dem Social Presencing Theatre (Arawana Hayashi), Improvisation &amp; Performance Dance, Hypnotherapie und Authentic Movement.</text:p>
      <text:p text:style-name="Text_20_body"/>
      <text:p text:style-name="Text_20_body"><text:bookmark text:name="yui_3_17_2_1_1554626109505_704"/>Dr. Ivanina Reitenbach is a Bulgarian, living in Germany since 2002. She studied Psychology at the University of Tübingen and received her doctorate in Psychology at the University of Potsdam. Since 2014 she has been living and working in Hamburg as an embodiment coach, trainer and facilitator. She supports individuals as well as groups activating their embodied knowledge and finding fresh solutions for questions and challenges within their personal and work context. She has been teaching within the field of Business Psychology at the University of Applied Sciences Hamburg and BiTS. Her current academic project has been introducing the U process to business psychology students.<text:bookmark text:name="yui_3_17_2_1_1554626109505_707"/> She ist the cofounder of the Embodiment Institute Hamburg in cooperation with her partner Nadja Roder-Winkel. Their embodiment approach draws its inspiration from Social Presencing Theatre (Arawana Hayashi), Improvisation &amp; Performance Dance, Hypnotherapy and Authentic Movement.</text:p>
      <text:p text:style-name="Standard"/>
      <text:p text:style-name="Standard"/>
      <text:p text:style-name="Standard"/>
      <text:p text:style-name="Text_20_body">ist Gründer von LUDEO, Magister Ludi, Game Design Thinker, erfahrener Spieldesigner, spielerischer Moderator und Ludic Coach. Er lehrt Allgemeine Betriebswirtschaftslehre, mit <text:span text:style-name="T2">Schwerpunkt</text:span> Controlling, an der Hochschule für Wirtschaft und Recht, Berlin.</text:p>
      <text:p text:style-name="Text_20_body"/>
      <text:p text:style-name="Text_20_body">is founder of LUDEO, Magister Ludi, Game Design Thinker, experienced game designer, play moderator and Ludic Coach. He teaches general business administration with a focus on controlling at the Berlin School of Economics and Law.</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ans-serif, google"/>
    <style:font-face style:name="Roboto" svg:font-family="Roboto"/>
    <style:font-face style:name="Roboto1" svg:font-family="Roboto, sans-serif, googl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0:36:01.420825333</meta:creation-date>
    <dc:date>2019-04-07T13:11:09.577311843</dc:date>
    <meta:editing-duration>PT2H14M47S</meta:editing-duration>
    <meta:editing-cycles>1</meta:editing-cycles>
    <meta:document-statistic meta:table-count="0" meta:image-count="0" meta:object-count="0" meta:page-count="1" meta:paragraph-count="6" meta:word-count="322" meta:character-count="2348" meta:non-whitespace-character-count="2032"/>
    <meta:generator>LibreOffice/6.0.6.2$Linux_X86_64 LibreOffice_project/00m0$Build-2</meta:generator>
  </office:meta>
</office:document-meta>
</file>